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size="14pt" fo:font-weight="bold" officeooo:rsid="0020d4ad" officeooo:paragraph-rsid="0020d4ad" style:font-size-asian="14pt" style:font-weight-asian="bold" style:font-size-complex="14pt" style:font-weight-complex="bold"/>
    </style:style>
    <style:style style:name="P2" style:family="paragraph" style:parent-style-name="Standard">
      <style:text-properties fo:color="#000000" fo:font-size="14pt" officeooo:rsid="001defeb" officeooo:paragraph-rsid="001be8c2" style:font-size-asian="14pt" style:font-size-complex="14pt"/>
    </style:style>
    <style:style style:name="P3" style:family="paragraph" style:parent-style-name="Standard">
      <style:text-properties fo:font-size="14pt" officeooo:paragraph-rsid="00297c03" style:font-size-asian="14pt" style:font-size-complex="14pt"/>
    </style:style>
    <style:style style:name="P4" style:family="paragraph" style:parent-style-name="Standard">
      <style:text-properties fo:font-size="14pt" officeooo:rsid="001be8c2" officeooo:paragraph-rsid="001be8c2" style:font-size-asian="14pt" style:font-size-complex="14pt"/>
    </style:style>
    <style:style style:name="T1" style:family="text">
      <style:text-properties fo:color="#000000" officeooo:rsid="00297c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
      <text:p text:style-name="P2">Solar flares are sudden electromagnetic emissions on the Sun’s surface that release large amounts of magnetic energy. These flares emit radiation that has an effect on Earth’s ionosphere electron content and therefore the many satellites orbiting it.\cite{hernandez2012gnss}\\</text:p>
      <text:p text:style-name="P2"/>
      <text:p text:style-name="P3"><text:span text:style-name="T1">The ionosphere is a part of the atmosphere with enough ionized molecules and free electrons to significantly affect radio wave propagation [</text:span>The ionosphere: effects, GPS modeling and the benefits for space geodetic techniques<text:span text:style-name="T1">]</text:span></text:p>
      <text:p text:style-name="P2"/>
      <text:p text:style-name="P2">Several NASA missions that aim to detect these and other flares from far-away stars exist, like the Swift and Fermi missions, these satellites, however, perform this by using their instruments to study the gamma-ray, x-ray and ultraviolet radiation bands. \cite{gehrels2013gamma}\\</text:p>
      <text:p text:style-name="P2"/>
      <text:p text:style-name="P2">The aforementioned ionosphere electron content variation, however, makes it possible to detect these flares with a more indirect approach: using data from the satellites belonging to global positioning systems.\\</text:p>
      <text:p text:style-name="P2"/>
      <text:p text:style-name="P2">As the sudden increase of electron content in the ionosphere has an effect on the signals these satellites receive and send, this data can be used to detect flares by using the appropriate algorithms. Parameters such as the angle between the Sun and the zenith of the Earth, or the Total Electron Content (TEC) in the air have to be taken into consideration for them to work. \\</text:p>
      <text:p text:style-name="P2"/>
      <text:p text:style-name="P2">This is already feasible with flares that have the Sun as a source, so our goal is to, first of all, expand on that by detecting these flares without knowing the location of the Sun, and then apply that to study if it is possible to detect flares from far-away stars by developing the appropriate algorithms.\\</text:p>
      <text:p text:style-name="P2"/>
      <text:p text:style-name="P2">Therefore, the main objective of our project is to study the feasibility of the detection of these stellar flares using Global Navigation Satellite System (GNSS) or Global Positioning System (GPS) measurements without knowing the location of the source. If this is possible, it could be extended to real-time detectio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3-01T09:43:38.959903470</dc:date>
    <meta:editing-duration>PT1H19M39S</meta:editing-duration>
    <meta:editing-cycles>12</meta:editing-cycles>
    <meta:generator>LibreOffice/6.0.7.3$Linux_X86_64 LibreOffice_project/00m0$Build-3</meta:generator>
    <meta:document-statistic meta:table-count="0" meta:image-count="0" meta:object-count="0" meta:page-count="1" meta:paragraph-count="8" meta:word-count="313" meta:character-count="2015" meta:non-whitespace-character-count="1710"/>
  </office:meta>
</office:document-meta>
</file>